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P27" style:parent-style-name="Standard" style:family="paragraph">
      <style:text-properties style:font-name="Liberation SerifLiberation Seri" fo:color="#000000" fo:background-color="#FBFCFD"/>
    </style:style>
    <style:style style:name="P28" style:parent-style-name="Standard" style:family="paragraph">
      <style:text-properties style:font-name="Liberation SerifLiberation Seri" fo:color="#000000" fo:background-color="#FBFCFD"/>
    </style:style>
    <style:style style:name="P29" style:parent-style-name="Standard" style:family="paragraph">
      <style:text-properties style:font-name="Liberation SerifLiberation Seri" fo:color="#000000" fo:background-color="#FBFCFD"/>
    </style:style>
    <style:style style:name="T30" style:parent-style-name="Fuentedepárrafopredeter." style:family="text">
      <style:text-properties style:font-name="Liberation SerifLiberation Seri" fo:color="#000000" fo:background-color="#FBFCFD"/>
    </style:style>
    <style:style style:name="P31" style:parent-style-name="Standard" style:family="paragraph">
      <style:text-properties style:font-name="Liberation SerifLiberation Seri" fo:color="#000000" fo:background-color="#FBFCFD"/>
    </style:style>
    <style:style style:name="P32" style:parent-style-name="Standard" style:family="paragraph">
      <style:text-properties style:font-name="Liberation SerifLiberation Seri" fo:color="#000000" fo:background-color="#FBFCFD"/>
    </style:style>
    <style:style style:name="P33" style:parent-style-name="Standard" style:family="paragraph">
      <style:text-properties style:font-name="Liberation SerifLiberation Seri" fo:color="#000000" fo:background-color="#FBFCFD"/>
    </style:style>
    <style:style style:name="P34" style:parent-style-name="Standard" style:family="paragraph">
      <style:text-properties style:font-name="Liberation SerifLiberation Seri" fo:color="#000000" fo:background-color="#FBFCFD"/>
    </style:style>
    <style:style style:name="P35" style:parent-style-name="Standard" style:family="paragraph">
      <style:text-properties style:font-name="Liberation SerifLiberation Seri" fo:color="#000000" fo:background-color="#FBFCFD"/>
    </style:style>
    <style:style style:name="P36" style:parent-style-name="Standard" style:family="paragraph">
      <style:text-properties style:font-name="Liberation SerifLiberation Seri" fo:color="#000000" fo:background-color="#FBFCFD"/>
    </style:style>
    <style:style style:name="P37" style:parent-style-name="Standard" style:family="paragraph">
      <style:text-properties style:font-name="Liberation SerifLiberation Seri" fo:color="#000000" fo:background-color="#FBFCFD"/>
    </style:style>
    <style:style style:name="P38" style:parent-style-name="Standard" style:family="paragraph">
      <style:text-properties style:font-name="Liberation SerifLiberation Seri" fo:color="#000000" fo:background-color="#FBFCFD"/>
    </style:style>
    <style:style style:name="P39" style:parent-style-name="Standard" style:family="paragraph">
      <style:text-properties style:font-name="Liberation SerifLiberation Seri" fo:color="#000000" fo:background-color="#FBFCFD"/>
    </style:style>
    <style:style style:name="P40" style:parent-style-name="Standard" style:family="paragraph">
      <style:text-properties style:font-name="Liberation SerifLiberation Seri" fo:color="#000000" fo:background-color="#FBFCFD"/>
    </style:style>
    <style:style style:name="P41" style:parent-style-name="Standard" style:family="paragraph">
      <style:text-properties style:font-name="Liberation SerifLiberation Seri" fo:color="#000000" fo:background-color="#FBFCFD"/>
    </style:style>
    <style:style style:name="P42" style:parent-style-name="Standard" style:family="paragraph">
      <style:text-properties style:font-name="Liberation SerifLiberation Seri" fo:color="#000000" fo:background-color="#FBFCFD"/>
    </style:style>
    <style:style style:name="P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52"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3"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5"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P56" style:parent-style-name="Standard" style:family="paragraph">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7" style:parent-style-name="Fuentedepárrafopredeter." style:family="text">
      <style:text-properties style:font-name-complex="Arial" fo:color="#222222" fo:background-color="#FFFFFF"/>
    </style:style>
    <style:style style:name="P5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62"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63"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P20">- Se ha creado un bucle en “hough.py” para ir subiendo el umbral de la transformada de Hough hasta que nos quedemos con un número de líneas horizontales reducido.</text:p>
      <text:p text:style-name="P21"/>
      <text:p text:style-name="P22">09/11/22</text:p>
      <text:p text:style-name="P23">-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4">Ahora hay que desarrollar un algoritmo que diga cuál de esas líneas es el borde de un rectángulo y cuál es simplemente producto.<text:s/></text:p>
      <text:p text:style-name="P25"/>
      <text:p text:style-name="P26">10/11/22</text:p>
      <text:p text:style-name="P27">-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p>
      <text:p text:style-name="P28"/>
      <text:p text:style-name="P29">12/11/22</text:p>
      <text:p text:style-name="Standard"><text:span text:style-name="T30">- En “hough.py” se ha ordenado el vector de alturas de menor a mayor (de la línea de más arriba a la de más abajo), y el vector de ángulos se ha ordenado acorde a los cambios en el vector de alturas.</text:span></text:p>
      <text:p text:style-name="Standard"/>
      <text:soft-page-break/>
      <text:p text:style-name="P31">21/11/22</text:p>
      <text:p text:style-name="P32">- Se ha probado “hough.py” con las fotos del Mercadona, funciona mejor de lo que se esperaba, pero hay que pulirlo mucho aún. Probar a aumentar el umbral de menos en menos y a establecer un umbral de líneas detectadas mayor. También se puede intentar cerrar/acentuar los contornos después de usar el operador Canny.</text:p>
      <text:p text:style-name="P33">- Se ha creado “color.py” para identificar las bandas horizontales a partir del color. Primero hacemos una apertura para quitar los puntos sueltos y luego, un cierre con una máscara de tamaño todo el ancho de la imagen y altura 1 píxel, de esta manera conseguimos rectángulos horizontales completos.</text:p>
      <text:p text:style-name="P34">- Se ha metido el filtro de color en “gradientes.py”, ahora el cálculo de los gradientes se debe hacer con la imagen “target”.</text:p>
      <text:p text:style-name="P35"/>
      <text:p text:style-name="P36">25/11/22</text:p>
      <text:p text:style-name="P37">- En “hogh.py” se ha creado el <text:s/>algoritmo de emparejamiento de líneas horizontales. Se ha establecido un umbral de 500 píxeles para emparejar, es decir, si dos líneas consecutivas están separadas una distancia menor a 500 píxeles se emparejan, en caso contrario, se desecha la línea con actual siendo ahora i = i + 1.<text:s/></text:p>
      <text:p text:style-name="P38">- También se ha creado el algoritmo para hacer el kernel que filtra por alturas, pero puede tardar minutos en ejecutarse, encontrar una manera más rápida de hacerlo.<text:s/></text:p>
      <text:p text:style-name="P39"/>
      <text:p text:style-name="P40">28/11/22</text:p>
      <text:p text:style-name="P41">- En “hough.py” se ha logrado realizar el kernel más rápido gracias a la consulta en StackOverflow.<text:s/></text:p>
      <text:p text:style-name="P42">- También se ha unido “hough”, “gradientes” y “color” todos en el código de “gradientes”. Necesita pulirse la parte de la transformada de Hough.</text:p>
      <text:p text:style-name="Standard"/>
      <text:p text:style-name="P43">29/11/22</text:p>
      <text:p text:style-name="P44">- Se ha limpiado el código de “gradientes.py” de trozos de código comentados que ya no son útiles. - También se ha creado “hsvThresholder.py” que nos ayuda a averiguar el filtro HSV que se debe aplicar para aislar un color concreto.</text:p>
      <text:p text:style-name="P45">- Introducir fase de aprendizaje en “gradientes.py” y en pensar en mejoras adicionales (la parte de la transformada de Hough debe mejorarse).</text:p>
      <text:p text:style-name="P46"/>
      <text:p text:style-name="P47">30/11/22</text:p>
      <text:p text:style-name="P48">- Se ha enviado un correo a Miguel Ángel, ya que la detección de líneas horizontales en las fotos de Mercadona no va del todo bien y la detección de códigos de barras menos aún porque son muy pequeños.<text:s/></text:p>
      <text:p text:style-name="P49">- En “gradientes.py” se han creado unas líneas para el caso de las fotos de la gasolinera y otras para el caso de las fotos del Mercadona, de esta manera se parametrizan las máscaras, umbrales, etc de manera diferente.</text:p>
      <text:p text:style-name="P50"/>
      <text:p text:style-name="P51">08/12/22</text:p>
      <text:p text:style-name="Standard"><text:span text:style-name="T52">- Se han revisado todas las funciones de “gradientes.py” para ver si modificando algún flag o añadiendo o quitando alguno mejoraba el comportamiento, parece ser que no. Tan solo mirar el<text:s/></text:span><text:span text:style-name="T53">ksize</text:span><text:span text:style-name="T54"><text:s/>de la función<text:s/></text:span><text:span text:style-name="T55">cv2.Sobel.</text:span></text:p>
      <text:p text:style-name="P56"/>
      <text:p text:style-name="Standard">19/12/22</text:p>
      <text:p text:style-name="Standard">- Si supongo que las bandas horizontales están equiespaciadas, si por ejemplo detecto una banda a 1/3 de la altura y otra a 1/2 (dos bandas consecutivas), puedo buscar otra banda que el algoritmo no ha detectado inicialmente a la altura (1/2 - 1/3) + 1/2 = 2/3.</text:p>
      <text:p text:style-name="Standard">- También idea de Miguel Ángel: si de una banda detecto solo una línea,<text:s/><text:span text:style-name="T57">podría tratar de averiguar si es la línea que delimita por encima o por debajo y rellenar la banda para el lado que sea, es decir, si por ejemplo es la línea de arriba, rellenar la banda hacia abajo</text:span>.<text:s/></text:p>
      <text:soft-page-break/>
      <text:p text:style-name="Standard">- Puedo suponer por ahora conocido el número de bandas que tiene la estantería. <text:s/></text:p>
      <text:p text:style-name="P58"/>
      <text:p text:style-name="P59">20/12/22</text:p>
      <text:p text:style-name="P60">- Se ha logrado crear un vector que guarde las líneas que no se emparejan<text:s/>en “vector_desechadas”, se ha debido tener cuidado de ver si los dos últimos elementos del vector de alturas se emparejan o si por el contrario, tenemos el último elemento sin tener con quién emparejarlo y por tanto se añade al vector de líneas desechadas (sin pareja).</text:p>
      <text:p text:style-name="P61"/>
      <text:p text:style-name="Standard"><text:span text:style-name="T62">pip install opencv-contrib-python</text:span></text:p>
      <text:p text:style-name="Standard"/>
      <text:p text:style-name="Standard"/>
      <text:p text:style-name="Standard"/>
      <text:p text:style-name="P63">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2-12-20T11:57:00Z</dc:date>
    <meta:template xlink:href="Normal.dotm" xlink:type="simple"/>
    <meta:editing-cycles>90</meta:editing-cycles>
    <meta:editing-duration>PT153420S</meta:editing-duration>
    <meta:document-statistic meta:page-count="5" meta:paragraph-count="24" meta:word-count="1860" meta:character-count="12070" meta:row-count="85" meta:non-whitespace-character-count="10234"/>
  </office:meta>
</office:document-meta>
</file>